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73574842996891883" text:style-name="L1">
        <text:list-item>
          <text:p text:style-name="P1">Threads</text:p>
          <text:list>
            <text:list-item>
              <text:p text:style-name="P1">Thread of Execution</text:p>
              <text:list>
                <text:list-item>
                  <text:p text:style-name="P1">Stack + registers (includes the PC)</text:p>
                  <text:list>
                    <text:list-item>
                      <text:p text:style-name="P1">Informally, where an execution stream is currently at in the program and the routine call chain that brought the stream to the current place</text:p>
                      <text:list>
                        <text:list-item>
                          <text:p text:style-name="P1">Ex: A called B which called C which called B which called C</text:p>
                        </text:list-item>
                      </text:list>
                    </text:list-item>
                    <text:list-item>
                      <text:p text:style-name="P1">The PC should be pointing somewhere inside C at this point</text:p>
                    </text:list-item>
                    <text:list-item>
                      <text:p text:style-name="P1">The stack should contain 5 activation records: A/B/C/B/C</text:p>
                    </text:list-item>
                    <text:list-item>
                      <text:p text:style-name="P1">Thread for short</text:p>
                    </text:list-item>
                  </text:list>
                </text:list-item>
                <text:list-item>
                  <text:p text:style-name="P1">Process model last lecture implies only one thread</text:p>
                </text:list-item>
              </text:list>
            </text:list-item>
            <text:list-item>
              <text:p text:style-name="P1">Multi-Threading</text:p>
              <text:list>
                <text:list-item>
                  <text:p text:style-name="P1">Why should we limit ourselves to a single thread?</text:p>
                  <text:list>
                    <text:list-item>
                      <text:p text:style-name="P1">Think of a web server that must service a large amount of requests. If we only have one thread then we can only process one request at a time</text:p>
                    </text:list-item>
                    <text:list-item>
                      <text:p text:style-name="P1">What do we do when reading a file from disk?</text:p>
                    </text:list-item>
                  </text:list>
                </text:list-item>
                <text:list-item>
                  <text:p text:style-name="P1">Multi-threading model</text:p>
                  <text:list>
                    <text:list-item>
                      <text:p text:style-name="P1">Each process can have multiple threads</text:p>
                    </text:list-item>
                    <text:list-item>
                      <text:p text:style-name="P1">Each thread has a private stack</text:p>
                      <text:list>
                        <text:list-item>
                          <text:p text:style-name="P1">Registers are also private</text:p>
                        </text:list-item>
                      </text:list>
                    </text:list-item>
                    <text:list-item>
                      <text:p text:style-name="P1">All threads of a process share the code, globals, and heap</text:p>
                      <text:list>
                        <text:list-item>
                          <text:p text:style-name="P1">Objects to be shared across multiple threads should be allocated on the heap or in the globals area</text:p>
                        </text:list-item>
                      </text:list>
                    </text:list-item>
                  </text:list>
                </text:list-item>
                <text:list-item>
                  <text:p text:style-name="P1">Implementation</text:p>
                  <text:list>
                    <text:list-item>
                      <text:p text:style-name="P1">Each thread is described by a thread control block (TCB)</text:p>
                    </text:list-item>
                    <text:list-item>
                      <text:p text:style-name="P1">A TCB typically contains</text:p>
                      <text:list>
                        <text:list-item>
                          <text:p text:style-name="P1">Thread ID</text:p>
                        </text:list-item>
                        <text:list-item>
                          <text:p text:style-name="P1">Space for saving registers</text:p>
                        </text:list-item>
                        <text:list-item>
                          <text:p text:style-name="P1">Thread specific info (signal mask, scheduling priority)</text:p>
                        </text:list-item>
                      </text:list>
                    </text:list-item>
                  </text:list>
                </text:list-item>
                <text:list-item>
                  <text:p text:style-name="P1">Observation</text:p>
                  <text:list>
                    <text:list-item>
                      <text:p text:style-name="P1">Although the model is that each thread has a private stack, threads actually share the process address space</text:p>
                      <text:list>
                        <text:list-item>
                          <text:p text:style-name="P1">No memory protection!</text:p>
                        </text:list-item>
                        <text:list-item>
                          <text:p text:style-name="P1">Threads could potentially write into each others stac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Context Switching</text:p>
              <text:list>
                <text:list-item>
                  <text:p text:style-name="P1">Suppose a process has multiple threads on a machine with a single nonthreaded CPU core, what do we do?</text:p>
                  <text:list>
                    <text:list-item>
                      <text:p text:style-name="P1">Even if we only had one thread per process, we would have to do something about running multiple processes</text:p>
                    </text:list-item>
                  </text:list>
                </text:list-item>
                <text:list-item>
                  <text:p text:style-name="P1">We <text:span text:style-name="T1">multiplex</text:span><text:span text:style-name="T2"> the multiple threads on the core</text:span></text:p>
                </text:list-item>
                <text:list-item>
                  <text:p text:style-name="P1"><text:span text:style-name="T2">At any point in time, only one thread is running (assuming a single non-multithreaded core</text:span></text:p>
                </text:list-item>
                <text:list-item>
                  <text:p text:style-name="P1"><text:span text:style-name="T2">At some point, the OS may decide to stop the currently running thread and allow another thread to run</text:span></text:p>
                </text:list-item>
                <text:list-item>
                  <text:p text:style-name="P2">The switching from one running thread to another is called context switching</text:p>
                </text:list-item>
                <text:list-item>
                  <text:p text:style-name="P3">How do we do a context switch?</text:p>
                  <text:list>
                    <text:list-item>
                      <text:p text:style-name="P3">Save state of currently executing thread</text:p>
                      <text:list>
                        <text:list-item>
                          <text:p text:style-name="P3"><text:soft-page-break/>Copy all “live” registers to TCB</text:p>
                        </text:list-item>
                        <text:list-item>
                          <text:p text:style-name="P3">For register only machines, need at least 1 register for scratch</text:p>
                          <text:list>
                            <text:list-item>
                              <text:p text:style-name="P3">Points to area of memory in TCB that registers should be saved to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Restore state of thread to run next</text:p>
                      <text:list>
                        <text:list-item>
                          <text:p text:style-name="P3">Copy values of live registers from thread control block to registers</text:p>
                        </text:list-item>
                      </text:list>
                    </text:list-item>
                  </text:list>
                </text:list-item>
                <text:list-item>
                  <text:p text:style-name="P3">When does context switching occur?</text:p>
                  <text:list>
                    <text:list-item>
                      <text:p text:style-name="P3">When the OS decides that a thread has run long enough and another thread should be given the CPU</text:p>
                    </text:list-item>
                    <text:list-item>
                      <text:p text:style-name="P3">When a thread performs an IO operation and needs to block to wait for the completion of this operation</text:p>
                    </text:list-item>
                    <text:list-item>
                      <text:p text:style-name="P3">To wait for some other thread</text:p>
                      <text:list>
                        <text:list-item>
                          <text:p text:style-name="P3">Thread synchronizatio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How is switching code invoked?</text:p>
              <text:list>
                <text:list-item>
                  <text:p text:style-name="P3">User thread is executing → clock interrupts → PC modified by the hardware to vector to an interrupt handler → user thread state is saved for return → clock interrupt handler is invoked → disable interrupt checking → check whether current thread has run long enough → if it has, post asynchronous software trap (AST) → enable interrupt checking → exit clock interrupt handler → enter return to user code → check whether the AST was posted or not → if not, restore user thread state and return to executing user thread, if yes call context switch code</text:p>
                </text:list-item>
                <text:list-item>
                  <text:p text:style-name="P3">User thread executing → system call to perform IO → PC modified by hardware to vector to trap handler → user thread state is saved for restart → OS code to perform system call is invoked → disable interrupt checking → IO operation started (by invoking IO driver) → set thread status to waiting → move thread's TCB from run queue to wait queue associated with specific device → enable interrupt checking → exit trap handler → call context switching code</text:p>
                </text:list-item>
              </text:list>
            </text:list-item>
            <text:list-item>
              <text:p text:style-name="P3">Context Switching</text:p>
              <text:list>
                <text:list-item>
                  <text:p text:style-name="P3">At entry to CS the return address is either in a register or on the stack (in the current activation record)</text:p>
                </text:list-item>
                <text:list-item>
                  <text:p text:style-name="P3">CS saves this return address to the TCB instead of the current PC</text:p>
                </text:list-item>
                <text:list-item>
                  <text:p text:style-name="P3">To thread, it looks like CS just took a while to return</text:p>
                  <text:list>
                    <text:list-item>
                      <text:p text:style-name="P3">If the context switch was initiated from an interrupt, the thread never knows that it has been context switched out and back in unless it looks at the “wall” clock</text:p>
                    </text:list-item>
                  </text:list>
                </text:list-item>
                <text:list-item>
                  <text:p text:style-name="P3">What happens to a thread when it's switched out? How do we find it to switch it back in?</text:p>
                  <text:list>
                    <text:list-item>
                      <text:p text:style-name="P3">This is what the TCB is for, the system typically has:</text:p>
                      <text:list>
                        <text:list-item>
                          <text:p text:style-name="P3">A run queue that points to the TCBs of threads ready to run</text:p>
                        </text:list-item>
                        <text:list-item>
                          <text:p text:style-name="P3">A blocked queue per device to hold the TCBs of threads blocked waiting for an IO operation on that device to complete</text:p>
                        </text:list-item>
                        <text:list-item>
                          <text:p text:style-name="P3">When a thread is switched out at a timer interrupt, it is still ready to run so its TCB stays on the run queue</text:p>
                        </text:list-item>
                        <text:list-item>
                          <text:p text:style-name="P3">When a thread is switched out because it is blocking on an IO operation, its TCB is moved to the blocked queue of the devic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Switching between threads of different processes</text:p>
              <text:list>
                <text:list-item>
                  <text:p text:style-name="P3">What if we are switching to a thread of a different process?</text:p>
                </text:list-item>
                <text:list-item>
                  <text:p text:style-name="P3">Caches, TLB, page table, etc</text:p>
                  <text:list>
                    <text:list-item>
                      <text:p text:style-name="P3"><text:soft-page-break/>Caches</text:p>
                      <text:list>
                        <text:list-item>
                          <text:p text:style-name="P3">Physical addresses, no problem</text:p>
                        </text:list-item>
                        <text:list-item>
                          <text:p text:style-name="P3">Virtual addresses: cache must either have process tag or must flush cache on context switch</text:p>
                        </text:list-item>
                      </text:list>
                    </text:list-item>
                    <text:list-item>
                      <text:p text:style-name="P3">TLB</text:p>
                      <text:list>
                        <text:list-item>
                          <text:p text:style-name="P3">Each entry must have process tag or must flush TLB on context switch</text:p>
                        </text:list-item>
                      </text:list>
                    </text:list-item>
                    <text:list-item>
                      <text:p text:style-name="P3">Page Table</text:p>
                      <text:list>
                        <text:list-item>
                          <text:p text:style-name="P3">Typically have page table pointer (register) that must be reloaded on context switch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Threads and Signals</text:p>
              <text:list>
                <text:list-item>
                  <text:p text:style-name="P3">What happens if kernel wants to signal a process when all of it's threads are blocked?</text:p>
                </text:list-item>
                <text:list-item>
                  <text:p text:style-name="P3">When there are multiple threads, which thread should the kernel deliver the signal to?</text:p>
                  <text:list>
                    <text:list-item>
                      <text:p text:style-name="P3">OS writes into process control block that a signal should be delivered</text:p>
                    </text:list-item>
                    <text:list-item>
                      <text:p text:style-name="P3">Next time any thread from this process is allowed to run, the signal is delivered to that thread as part of the context switch</text:p>
                    </text:list-item>
                    <text:list-item>
                      <text:p text:style-name="P3">What happens if kernel needs to deliver multiple signals?</text:p>
                    </text:list-item>
                  </text:list>
                </text:list-item>
              </text:list>
            </text:list-item>
            <text:list-item>
              <text:p text:style-name="P3">Thread Implementation</text:p>
              <text:list>
                <text:list-item>
                  <text:p text:style-name="P3">Kernel-level threads</text:p>
                  <text:list>
                    <text:list-item>
                      <text:p text:style-name="P3">Kernel sees multiple execution contexts</text:p>
                    </text:list-item>
                    <text:list-item>
                      <text:p text:style-name="P3">Thread management done by the kernel</text:p>
                    </text:list-item>
                  </text:list>
                </text:list-item>
                <text:list-item>
                  <text:p text:style-name="P3">User-level threads </text:p>
                  <text:list>
                    <text:list-item>
                      <text:p text:style-name="P3">Implemented as a thread library which contains the code for thread creation, termination, scheduling and switching</text:p>
                    </text:list-item>
                    <text:list-item>
                      <text:p text:style-name="P3">Kernel sees one execution context and is unaware of thread activity</text:p>
                    </text:list-item>
                    <text:list-item>
                      <text:p text:style-name="P3">Can be preemptive or not</text:p>
                    </text:list-item>
                  </text:list>
                </text:list-item>
              </text:list>
            </text:list-item>
            <text:list-item>
              <text:p text:style-name="P3">User-Level vs Kernel-Level Threads</text:p>
              <text:list>
                <text:list-item>
                  <text:p text:style-name="P3">User-Level</text:p>
                  <text:list>
                    <text:list-item>
                      <text:p text:style-name="P3">Advantages</text:p>
                      <text:list>
                        <text:list-item>
                          <text:p text:style-name="P3">Performance: low-cost thread operations (do not require crossing protection domains)</text:p>
                        </text:list-item>
                        <text:list-item>
                          <text:p text:style-name="P3">Flexibility: scheduling can be application specific</text:p>
                        </text:list-item>
                        <text:list-item>
                          <text:p text:style-name="P3">Portability: user level thread library easy to port</text:p>
                        </text:list-item>
                      </text:list>
                    </text:list-item>
                    <text:list-item>
                      <text:p text:style-name="P3">Disadvantages</text:p>
                      <text:list>
                        <text:list-item>
                          <text:p text:style-name="P3">If a user level thread is blocked in kernel, the entire process (all threads of that process) are blocked</text:p>
                        </text:list-item>
                        <text:list-item>
                          <text:p text:style-name="P3">Cannot take advantage of multiprocessing (the kernel assigns one process to only one processor)</text:p>
                        </text:list-item>
                      </text:list>
                    </text:list-item>
                  </text:list>
                </text:list-item>
                <text:list-item>
                  <text:p text:style-name="P3">No reason we can't have both thread types</text:p>
                </text:list-item>
                <text:list-item>
                  <text:p text:style-name="P3">Most systems now support kernel threads</text:p>
                </text:list-item>
                <text:list-item>
                  <text:p text:style-name="P3">User level threads are available as linkable libraries</text:p>
                </text:list-item>
              </text:list>
            </text:list-item>
            <text:list-item>
              <text:p text:style-name="P3">Thread Implementation in real OS</text:p>
              <text:list>
                <text:list-item>
                  <text:p text:style-name="P3">Lightweight processes (Solaris only)</text:p>
                  <text:list>
                    <text:list-item>
                      <text:p text:style-name="P3">LWP create an extra layer between user-level and kernel-level threads</text:p>
                    </text:list-item>
                    <text:list-item>
                      <text:p text:style-name="P3">An LWP runs in user space on top of a kernel level thread: multiple user level threads can be created on top of each LWP</text:p>
                    </text:list-item>
                    <text:list-item>
                      <text:p text:style-name="P3">LWPs of the same process share data</text:p>
                    </text:list-item>
                  </text:list>
                </text:list-item>
                <text:list-item>
                  <text:p text:style-name="P3"><text:soft-page-break/>Process ~= Thread (Linux ONLY)</text:p>
                  <text:list>
                    <text:list-item>
                      <text:p text:style-name="P3">The scheduleable entities are processes (or tasks as they're known in Linux)</text:p>
                    </text:list-item>
                    <text:list-item>
                      <text:p text:style-name="P3">A process can be seen as a single thread, but a process can contain multiple threads that share code + data</text:p>
                    </text:list-item>
                    <text:list-item>
                      <text:p text:style-name="P3">In the pthreads library (native POSIX thread library, or NPTL) for Linux, each thread created corresponds to a kernel scheduleable entity</text:p>
                    </text:list-item>
                  </text:list>
                </text:list-item>
              </text:list>
            </text:list-item>
            <text:list-item>
              <text:p text:style-name="P3">Threads vs Processes</text:p>
              <text:list>
                <text:list-item>
                  <text:p text:style-name="P3">Why multiple threads?</text:p>
                  <text:list>
                    <text:list-item>
                      <text:p text:style-name="P3">Can't we use multiple processes to do whatever that is that we do with multiple threads?</text:p>
                      <text:list>
                        <text:list-item>
                          <text:p text:style-name="P3">Yes, but we need to be able to share memory and other resources between multiple processes</text:p>
                        </text:list-item>
                        <text:list-item>
                          <text:p text:style-name="P3">This sharing is already supported</text:p>
                        </text:list-item>
                      </text:list>
                    </text:list-item>
                    <text:list-item>
                      <text:p text:style-name="P3">Operations on threads (creation, termination, scheduling, etc) are cheaper than the corresponding operations on processes</text:p>
                      <text:list>
                        <text:list-item>
                          <text:p text:style-name="P3">This is because thread operations do not involve manipulations of other resources associated with processes</text:p>
                        </text:list-item>
                      </text:list>
                    </text:list-item>
                    <text:list-item>
                      <text:p text:style-name="P3">Inter-thread communication is supported through shared memory without kernel intervention</text:p>
                    </text:list-item>
                    <text:list-item>
                      <text:p text:style-name="P3">Why not? Have multiple other resources, so why not threads?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16:13:36.25</meta:creation-date>
    <meta:document-statistic meta:table-count="0" meta:image-count="0" meta:object-count="0" meta:page-count="4" meta:paragraph-count="116" meta:word-count="1417" meta:character-count="7670"/>
    <dc:date>2015-10-11T17:27:18.06</dc:date>
    <meta:editing-duration>PT12M19S</meta:editing-duration>
    <meta:editing-cycles>1</meta:editing-cycles>
    <meta:generator>OpenOffice.org/3.4.1$Win32 OpenOffice.org_project/341m1$Build-9593</meta:generator>
  </office:meta>
</office:document-meta>
</file>